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0.4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map style:condition="cell-content()=1" style:apply-style-name="Untitled8" style:base-cell-address="Sheet1.G3"/>
      <style:map style:condition="cell-content()=0" style:apply-style-name="Untitled9" style:base-cell-address="Sheet1.G3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1" style:apply-style-name="Untitled6" style:base-cell-address="Sheet1.H3"/>
      <style:map style:condition="cell-content()=0" style:apply-style-name="Untitled7" style:base-cell-address="Sheet1.H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Untitled1" style:base-cell-address="Sheet1.J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Untitled1" style:base-cell-address="Sheet1.J3"/>
      <style:map style:condition="cell-content()=0" style:apply-style-name="Untitled3" style:base-cell-address="Sheet1.J3"/>
      <style:map style:condition="cell-content()=#NAME?#REF!" style:apply-style-name="Untitled5" style:base-cell-address="Sheet1.J3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4"/>
        <table:table-column table:style-name="co9" table:default-cell-style-name="ce6"/>
        <table:table-column table:style-name="co8" table:default-cell-style-name="ce8"/>
        <table:table-column table:style-name="co10" table:default-cell-style-name="ce8"/>
        <table:table-column table:style-name="co11" table:number-columns-repeated="3" table:default-cell-style-name="ce9"/>
        <table:table-column table:style-name="co8" table:number-columns-repeated="4" table:default-cell-style-name="Default"/>
        <table:table-row table:style-name="ro2">
          <table:table-cell table:number-columns-repeated="17"/>
        </table:table-row>
        <table:table-row table:style-name="ro4">
          <table:table-cell office:value-type="string">
            <text:p>test</text:p>
          </table:table-cell>
          <table:table-cell office:value-type="string">
            <text:p>explanation</text:p>
          </table:table-cell>
          <table:table-cell office:value-type="string">
            <text:p>pro</text:p>
          </table:table-cell>
          <table:table-cell office:value-type="string">
            <text:p>rich</text:p>
          </table:table-cell>
          <table:table-cell office:value-type="string">
            <text:p>jor</text:p>
          </table:table-cell>
          <table:table-cell office:value-type="string">
            <text:p>pro X rich</text:p>
          </table:table-cell>
          <table:table-cell office:value-type="string">
            <text:p>pro X jor</text:p>
          </table:table-cell>
          <table:table-cell office:value-type="string">
            <text:p>rich X jor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table:number-columns-repeated="5"/>
          <table:table-cell office:value-type="string">
            <text:p>new name</text:p>
          </table:table-cell>
          <table:table-cell office:value-type="string">
            <text:p>triple match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<text:s/>leader stopped</text:p>
          </table:table-cell>
          <table:table-cell table:number-columns-repeated="3" office:value-type="string">
            <text:p>st</text:p>
          </table:table-cell>
          <table:table-cell table:style-name="ce3" table:formula="of:=IF([.C3]=[.D3];1;0)" office:value-type="float" office:value="1">
            <text:p>1</text:p>
          </table:table-cell>
          <table:table-cell table:style-name="ce5" table:formula="of:=IF([.C3]=[.E3];1;0)" office:value-type="float" office:value="1">
            <text:p>1</text:p>
          </table:table-cell>
          <table:table-cell table:style-name="ce7" table:formula="of:=IF([.D3]=[.E3];1;0)" office:value-type="float" office:value="1">
            <text:p>1</text:p>
          </table:table-cell>
          <table:table-cell table:formula="of:=MEDIAN([.K3];[.L3];[.M3])" office:value-type="float" office:value="27.97">
            <text:p>27.97</text:p>
          </table:table-cell>
          <table:table-cell table:formula="of:=STDEV([.K3];[.L3];[.M3])" office:value-type="float" office:value="1.11906210730236">
            <text:p>1.12</text:p>
          </table:table-cell>
          <table:table-cell office:value-type="float" office:value="27.84">
            <text:p>27.84</text:p>
          </table:table-cell>
          <table:table-cell office:value-type="float" office:value="27.97">
            <text:p>27.97</text:p>
          </table:table-cell>
          <table:table-cell office:value-type="float" office:value="29.84">
            <text:p>29.84</text:p>
          </table:table-cell>
          <table:table-cell office:value-type="string">
            <text:p>ok</text:p>
          </table:table-cell>
          <table:table-cell office:value-type="string">
            <text:p>st</text:p>
          </table:table-cell>
          <table:table-cell office:value-type="string">
            <text:p>st01</text:p>
          </table:table-cell>
          <table:table-cell table:style-name="ce7" table:formula="of:=AND([.F3]=1;[.G3]=1;[.H3]=1)" office:value-type="boolean" office:boolean-value="true">
            <text:p>TRUE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too far (and too fast)</text:p>
          </table:table-cell>
          <table:table-cell table:number-columns-repeated="3" office:value-type="string">
            <text:p>fr</text:p>
          </table:table-cell>
          <table:table-cell table:style-name="ce3" table:formula="of:=IF([.C4]=[.D4];1;0)" office:value-type="float" office:value="1">
            <text:p>1</text:p>
          </table:table-cell>
          <table:table-cell table:style-name="ce5" table:formula="of:=IF([.C4]=[.E4];1;0)" office:value-type="float" office:value="1">
            <text:p>1</text:p>
          </table:table-cell>
          <table:table-cell table:style-name="ce7" table:formula="of:=IF([.D4]=[.E4];1;0)" office:value-type="float" office:value="1">
            <text:p>1</text:p>
          </table:table-cell>
          <table:table-cell table:formula="of:=MEDIAN([.K4];[.L4];[.M4])" office:value-type="float" office:value="9.08">
            <text:p>9.08</text:p>
          </table:table-cell>
          <table:table-cell table:formula="of:=STDEV([.K4];[.L4];[.M4])" office:value-type="float" office:value="1.58367715565179">
            <text:p>1.58</text:p>
          </table:table-cell>
          <table:table-cell office:value-type="float" office:value="9.08">
            <text:p>9.08</text:p>
          </table:table-cell>
          <table:table-cell office:value-type="float" office:value="11.48">
            <text:p>11.48</text:p>
          </table:table-cell>
          <table:table-cell office:value-type="float" office:value="8.49">
            <text:p>8.49</text:p>
          </table:table-cell>
          <table:table-cell office:value-type="string">
            <text:p>ok</text:p>
          </table:table-cell>
          <table:table-cell office:value-type="string">
            <text:p>fr</text:p>
          </table:table-cell>
          <table:table-cell office:value-type="string">
            <text:p>fr01</text:p>
          </table:table-cell>
          <table:table-cell table:style-name="ce7" table:formula="of:=AND([.F4]=1;[.G4]=1;[.H4]=1)" office:value-type="boolean" office:boolean-value="true">
            <text:p>TRU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too far (and too fast)</text:p>
          </table:table-cell>
          <table:table-cell office:value-type="string">
            <text:p>gd</text:p>
          </table:table-cell>
          <table:table-cell table:number-columns-repeated="2" office:value-type="string">
            <text:p>fr</text:p>
          </table:table-cell>
          <table:table-cell table:style-name="ce3" table:formula="of:=IF([.C5]=[.D5];1;0)" office:value-type="float" office:value="0">
            <text:p>0</text:p>
          </table:table-cell>
          <table:table-cell table:style-name="ce5" table:formula="of:=IF([.C5]=[.E5];1;0)" office:value-type="float" office:value="0">
            <text:p>0</text:p>
          </table:table-cell>
          <table:table-cell table:style-name="ce7" table:formula="of:=IF([.D5]=[.E5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2"/>
          <table:table-cell office:value-type="string">
            <text:p>too short</text:p>
          </table:table-cell>
          <table:table-cell office:value-type="string">
            <text:p>--</text:p>
          </table:table-cell>
          <table:table-cell/>
          <table:table-cell table:style-name="ce7" table:formula="of:=AND([.F5]=1;[.G5]=1;[.H5]=1)" office:value-type="boolean" office:boolean-value="false">
            <text:p>FALSE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good leader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6]=[.D6];1;0)" office:value-type="float" office:value="1">
            <text:p>1</text:p>
          </table:table-cell>
          <table:table-cell table:style-name="ce5" table:formula="of:=IF([.C6]=[.E6];1;0)" office:value-type="float" office:value="1">
            <text:p>1</text:p>
          </table:table-cell>
          <table:table-cell table:style-name="ce7" table:formula="of:=IF([.D6]=[.E6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2"/>
          <table:table-cell office:value-type="string">
            <text:p>good</text:p>
          </table:table-cell>
          <table:table-cell office:value-type="string">
            <text:p>gd</text:p>
          </table:table-cell>
          <table:table-cell office:value-type="string">
            <text:p>gd01</text:p>
          </table:table-cell>
          <table:table-cell table:style-name="ce7" table:formula="of:=AND([.F6]=1;[.G6]=1;[.H6]=1)" office:value-type="boolean" office:boolean-value="true">
            <text:p>TRUE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good leader? (moved aside maybe)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7]=[.D7];1;0)" office:value-type="float" office:value="1">
            <text:p>1</text:p>
          </table:table-cell>
          <table:table-cell table:style-name="ce5" table:formula="of:=IF([.C7]=[.E7];1;0)" office:value-type="float" office:value="1">
            <text:p>1</text:p>
          </table:table-cell>
          <table:table-cell table:style-name="ce7" table:formula="of:=IF([.D7]=[.E7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2"/>
          <table:table-cell office:value-type="string">
            <text:p>good</text:p>
          </table:table-cell>
          <table:table-cell office:value-type="string">
            <text:p>gd</text:p>
          </table:table-cell>
          <table:table-cell office:value-type="string">
            <text:p>gd02</text:p>
          </table:table-cell>
          <table:table-cell table:style-name="ce7" table:formula="of:=AND([.F7]=1;[.G7]=1;[.H7]=1)" office:value-type="boolean" office:boolean-value="true">
            <text:p>TRUE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<text:s/>moved aside</text:p>
          </table:table-cell>
          <table:table-cell table:number-columns-repeated="3" office:value-type="string">
            <text:p>as</text:p>
          </table:table-cell>
          <table:table-cell table:style-name="ce3" table:formula="of:=IF([.C8]=[.D8];1;0)" office:value-type="float" office:value="1">
            <text:p>1</text:p>
          </table:table-cell>
          <table:table-cell table:style-name="ce5" table:formula="of:=IF([.C8]=[.E8];1;0)" office:value-type="float" office:value="1">
            <text:p>1</text:p>
          </table:table-cell>
          <table:table-cell table:style-name="ce7" table:formula="of:=IF([.D8]=[.E8];1;0)" office:value-type="float" office:value="1">
            <text:p>1</text:p>
          </table:table-cell>
          <table:table-cell table:formula="of:=MEDIAN([.K8];[.L8];[.M8])" office:value-type="float" office:value="12.02">
            <text:p>12.02</text:p>
          </table:table-cell>
          <table:table-cell table:formula="of:=STDEV([.K8];[.L8];[.M8])" office:value-type="float" office:value="0.542494239600754">
            <text:p>0.54</text:p>
          </table:table-cell>
          <table:table-cell office:value-type="float" office:value="12.02">
            <text:p>12.02</text:p>
          </table:table-cell>
          <table:table-cell office:value-type="float" office:value="11.39">
            <text:p>11.39</text:p>
          </table:table-cell>
          <table:table-cell office:value-type="float" office:value="12.47">
            <text:p>12.47</text:p>
          </table:table-cell>
          <table:table-cell/>
          <table:table-cell office:value-type="string">
            <text:p>as</text:p>
          </table:table-cell>
          <table:table-cell office:value-type="string">
            <text:p>as01</text:p>
          </table:table-cell>
          <table:table-cell table:style-name="ce7" table:formula="of:=AND([.F8]=1;[.G8]=1;[.H8]=1)" office:value-type="boolean" office:boolean-value="true">
            <text:p>TRUE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<text:s/>moved aside (also far and fast)</text:p>
          </table:table-cell>
          <table:table-cell office:value-type="string">
            <text:p>as</text:p>
          </table:table-cell>
          <table:table-cell table:number-columns-repeated="2" office:value-type="string">
            <text:p>fr</text:p>
          </table:table-cell>
          <table:table-cell table:style-name="ce3" table:formula="of:=IF([.C9]=[.D9];1;0)" office:value-type="float" office:value="0">
            <text:p>0</text:p>
          </table:table-cell>
          <table:table-cell table:style-name="ce5" table:formula="of:=IF([.C9]=[.E9];1;0)" office:value-type="float" office:value="0">
            <text:p>0</text:p>
          </table:table-cell>
          <table:table-cell table:style-name="ce7" table:formula="of:=IF([.D9]=[.E9];1;0)" office:value-type="float" office:value="1">
            <text:p>1</text:p>
          </table:table-cell>
          <table:table-cell table:formula="of:=MEDIAN([.K9];[.L9];[.M9])" office:value-type="float" office:value="12.775">
            <text:p>12.78</text:p>
          </table:table-cell>
          <table:table-cell table:formula="of:=STDEV([.K9];[.L9];[.M9])" office:value-type="float" office:value="0.304055915910215">
            <text:p>0.30</text:p>
          </table:table-cell>
          <table:table-cell/>
          <table:table-cell office:value-type="float" office:value="12.56">
            <text:p>12.56</text:p>
          </table:table-cell>
          <table:table-cell office:value-type="float" office:value="12.99">
            <text:p>12.99</text:p>
          </table:table-cell>
          <table:table-cell office:value-type="string">
            <text:p>eliminate my tag (7.29)</text:p>
          </table:table-cell>
          <table:table-cell office:value-type="string">
            <text:p>fr</text:p>
          </table:table-cell>
          <table:table-cell office:value-type="string">
            <text:p>fr02</text:p>
          </table:table-cell>
          <table:table-cell table:style-name="ce7" table:formula="of:=AND([.F9]=1;[.G9]=1;[.H9]=1)" office:value-type="boolean" office:boolean-value="false">
            <text:p>FALS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<text:s/>stopped at beggining, then gets too far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10]=[.D10];1;0)" office:value-type="float" office:value="1">
            <text:p>1</text:p>
          </table:table-cell>
          <table:table-cell table:style-name="ce5" table:formula="of:=IF([.C10]=[.E10];1;0)" office:value-type="float" office:value="1">
            <text:p>1</text:p>
          </table:table-cell>
          <table:table-cell table:style-name="ce7" table:formula="of:=IF([.D10]=[.E10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3"/>
          <table:table-cell office:value-type="string">
            <text:p>gd</text:p>
          </table:table-cell>
          <table:table-cell office:value-type="string">
            <text:p>gd03</text:p>
          </table:table-cell>
          <table:table-cell table:style-name="ce7" table:formula="of:=AND([.F10]=1;[.G10]=1;[.H10]=1)" office:value-type="boolean" office:boolean-value="true">
            <text:p>TRUE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<text:s/>(1) too far (slow robot)</text:p>
          </table:table-cell>
          <table:table-cell office:value-type="string">
            <text:p>fr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11]=[.D11];1;0)" office:value-type="float" office:value="0">
            <text:p>0</text:p>
          </table:table-cell>
          <table:table-cell table:style-name="ce5" table:formula="of:=IF([.C11]=[.E11];1;0)" office:value-type="float" office:value="0">
            <text:p>0</text:p>
          </table:table-cell>
          <table:table-cell table:style-name="ce7" table:formula="of:=IF([.D11]=[.E11];1;0)" office:value-type="float" office:value="1">
            <text:p>1</text:p>
          </table:table-cell>
          <table:table-cell table:number-columns-repeated="2"/>
          <table:table-cell office:value-type="float" office:value="18.05">
            <text:p>18.05</text:p>
          </table:table-cell>
          <table:table-cell table:number-columns-repeated="2" office:value-type="float" office:value="0">
            <text:p>0.00</text:p>
          </table:table-cell>
          <table:table-cell office:value-type="string">
            <text:p>pro out</text:p>
          </table:table-cell>
          <table:table-cell office:value-type="string">
            <text:p>gd</text:p>
          </table:table-cell>
          <table:table-cell office:value-type="string">
            <text:p>gd04</text:p>
          </table:table-cell>
          <table:table-cell table:style-name="ce7" table:formula="of:=AND([.F11]=1;[.G11]=1;[.H11]=1)" office:value-type="boolean" office:boolean-value="false">
            <text:p>FALSE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<text:s/>moved aside</text:p>
          </table:table-cell>
          <table:table-cell office:value-type="string">
            <text:p>as</text:p>
          </table:table-cell>
          <table:table-cell office:value-type="string">
            <text:p>st</text:p>
          </table:table-cell>
          <table:table-cell office:value-type="string">
            <text:p>as</text:p>
          </table:table-cell>
          <table:table-cell table:style-name="ce3" table:formula="of:=IF([.C12]=[.D12];1;0)" office:value-type="float" office:value="0">
            <text:p>0</text:p>
          </table:table-cell>
          <table:table-cell table:style-name="ce5" table:formula="of:=IF([.C12]=[.E12];1;0)" office:value-type="float" office:value="1">
            <text:p>1</text:p>
          </table:table-cell>
          <table:table-cell table:style-name="ce7" table:formula="of:=IF([.D12]=[.E12];1;0)" office:value-type="float" office:value="0">
            <text:p>0</text:p>
          </table:table-cell>
          <table:table-cell table:formula="of:=MEDIAN([.K12];[.L12];[.M12])" office:value-type="float" office:value="18.24">
            <text:p>18.24</text:p>
          </table:table-cell>
          <table:table-cell table:formula="of:=STDEV([.K12];[.L12];[.M12])" office:value-type="float" office:value="0.553202795847358">
            <text:p>0.55</text:p>
          </table:table-cell>
          <table:table-cell office:value-type="float" office:value="18.33">
            <text:p>18.33</text:p>
          </table:table-cell>
          <table:table-cell office:value-type="float" office:value="17.33">
            <text:p>17.33</text:p>
          </table:table-cell>
          <table:table-cell office:value-type="float" office:value="18.24">
            <text:p>18.24</text:p>
          </table:table-cell>
          <table:table-cell office:value-type="string">
            <text:p>rich out</text:p>
          </table:table-cell>
          <table:table-cell office:value-type="string">
            <text:p>as</text:p>
          </table:table-cell>
          <table:table-cell office:value-type="string">
            <text:p>as02</text:p>
          </table:table-cell>
          <table:table-cell table:style-name="ce7" table:formula="of:=AND([.F12]=1;[.G12]=1;[.H12]=1)" office:value-type="boolean" office:boolean-value="false">
            <text:p>FALSE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<text:s/>too far</text:p>
          </table:table-cell>
          <table:table-cell office:value-type="string">
            <text:p>fr</text:p>
          </table:table-cell>
          <table:table-cell office:value-type="string">
            <text:p>gd</text:p>
          </table:table-cell>
          <table:table-cell office:value-type="string">
            <text:p>fr</text:p>
          </table:table-cell>
          <table:table-cell table:style-name="ce3" table:formula="of:=IF([.C14]=[.D14];1;0)" office:value-type="float" office:value="0">
            <text:p>0</text:p>
          </table:table-cell>
          <table:table-cell table:style-name="ce5" table:formula="of:=IF([.C14]=[.E14];1;0)" office:value-type="float" office:value="1">
            <text:p>1</text:p>
          </table:table-cell>
          <table:table-cell table:style-name="ce7" table:formula="of:=IF([.D14]=[.E14];1;0)" office:value-type="float" office:value="0">
            <text:p>0</text:p>
          </table:table-cell>
          <table:table-cell table:formula="of:=MEDIAN([.K14];[.L14];[.M14])" office:value-type="float" office:value="9.14">
            <text:p>9.14</text:p>
          </table:table-cell>
          <table:table-cell table:formula="of:=STDEV([.K14];[.L14];[.M14])" office:value-type="float" office:value="0.820243866176395">
            <text:p>0.82</text:p>
          </table:table-cell>
          <table:table-cell office:value-type="float" office:value="8.56">
            <text:p>8.56</text:p>
          </table:table-cell>
          <table:table-cell/>
          <table:table-cell office:value-type="float" office:value="9.72">
            <text:p>9.72</text:p>
          </table:table-cell>
          <table:table-cell office:value-type="string">
            <text:p>rich out</text:p>
          </table:table-cell>
          <table:table-cell office:value-type="string">
            <text:p>fr</text:p>
          </table:table-cell>
          <table:table-cell office:value-type="string">
            <text:p>fr03</text:p>
          </table:table-cell>
          <table:table-cell table:style-name="ce7" table:formula="of:=AND([.F14]=1;[.G14]=1;[.H14]=1)" office:value-type="boolean" office:boolean-value="false">
            <text:p>FALSE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<text:s/>moved aside</text:p>
          </table:table-cell>
          <table:table-cell table:number-columns-repeated="3" office:value-type="string">
            <text:p>as</text:p>
          </table:table-cell>
          <table:table-cell table:style-name="ce3" table:formula="of:=IF([.C15]=[.D15];1;0)" office:value-type="float" office:value="1">
            <text:p>1</text:p>
          </table:table-cell>
          <table:table-cell table:style-name="ce5" table:formula="of:=IF([.C15]=[.E15];1;0)" office:value-type="float" office:value="1">
            <text:p>1</text:p>
          </table:table-cell>
          <table:table-cell table:style-name="ce7" table:formula="of:=IF([.D15]=[.E15];1;0)" office:value-type="float" office:value="1">
            <text:p>1</text:p>
          </table:table-cell>
          <table:table-cell table:formula="of:=MEDIAN([.K15];[.L15];[.M15])" office:value-type="float" office:value="12.705">
            <text:p>12.71</text:p>
          </table:table-cell>
          <table:table-cell table:formula="of:=STDEV([.K15];[.L15];[.M15])" office:value-type="float" office:value="0.261629509039023">
            <text:p>0.26</text:p>
          </table:table-cell>
          <table:table-cell office:value-type="float" office:value="12.89">
            <text:p>12.89</text:p>
          </table:table-cell>
          <table:table-cell office:value-type="float" office:value="12.52">
            <text:p>12.52</text:p>
          </table:table-cell>
          <table:table-cell/>
          <table:table-cell office:value-type="string">
            <text:p>lost track before jor tag</text:p>
          </table:table-cell>
          <table:table-cell office:value-type="string">
            <text:p>as</text:p>
          </table:table-cell>
          <table:table-cell office:value-type="string">
            <text:p>as03</text:p>
          </table:table-cell>
          <table:table-cell table:style-name="ce7" table:formula="of:=AND([.F15]=1;[.G15]=1;[.H15]=1)" office:value-type="boolean" office:boolean-value="true">
            <text:p>TRUE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<text:s/>leader stopped</text:p>
          </table:table-cell>
          <table:table-cell table:number-columns-repeated="3" office:value-type="string">
            <text:p>st</text:p>
          </table:table-cell>
          <table:table-cell table:style-name="ce3" table:formula="of:=IF([.C16]=[.D16];1;0)" office:value-type="float" office:value="1">
            <text:p>1</text:p>
          </table:table-cell>
          <table:table-cell table:style-name="ce5" table:formula="of:=IF([.C16]=[.E16];1;0)" office:value-type="float" office:value="1">
            <text:p>1</text:p>
          </table:table-cell>
          <table:table-cell table:style-name="ce7" table:formula="of:=IF([.D16]=[.E16];1;0)" office:value-type="float" office:value="1">
            <text:p>1</text:p>
          </table:table-cell>
          <table:table-cell table:formula="of:=MEDIAN([.K16];[.L16];[.M16])" office:value-type="float" office:value="17.17">
            <text:p>17.17</text:p>
          </table:table-cell>
          <table:table-cell table:formula="of:=STDEV([.K16];[.L16];[.M16])" office:value-type="float" office:value="0.425793377120876">
            <text:p>0.43</text:p>
          </table:table-cell>
          <table:table-cell office:value-type="float" office:value="16.79">
            <text:p>16.79</text:p>
          </table:table-cell>
          <table:table-cell office:value-type="float" office:value="17.17">
            <text:p>17.17</text:p>
          </table:table-cell>
          <table:table-cell office:value-type="float" office:value="17.64">
            <text:p>17.64</text:p>
          </table:table-cell>
          <table:table-cell office:value-type="string">
            <text:p>ok</text:p>
          </table:table-cell>
          <table:table-cell office:value-type="string">
            <text:p>st</text:p>
          </table:table-cell>
          <table:table-cell office:value-type="string">
            <text:p>st02</text:p>
          </table:table-cell>
          <table:table-cell table:style-name="ce7" table:formula="of:=AND([.F16]=1;[.G16]=1;[.H16]=1)" office:value-type="boolean" office:boolean-value="true">
            <text:p>TRUE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good leader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17]=[.D17];1;0)" office:value-type="float" office:value="1">
            <text:p>1</text:p>
          </table:table-cell>
          <table:table-cell table:style-name="ce5" table:formula="of:=IF([.C17]=[.E17];1;0)" office:value-type="float" office:value="1">
            <text:p>1</text:p>
          </table:table-cell>
          <table:table-cell table:style-name="ce7" table:formula="of:=IF([.D17]=[.E17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2"/>
          <table:table-cell office:value-type="string">
            <text:p>ok</text:p>
          </table:table-cell>
          <table:table-cell office:value-type="string">
            <text:p>gd</text:p>
          </table:table-cell>
          <table:table-cell office:value-type="string">
            <text:p>gd05</text:p>
          </table:table-cell>
          <table:table-cell table:style-name="ce7" table:formula="of:=AND([.F17]=1;[.G17]=1;[.H17]=1)" office:value-type="boolean" office:boolean-value="true">
            <text:p>TRU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<text:s/>good leader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18]=[.D18];1;0)" office:value-type="float" office:value="1">
            <text:p>1</text:p>
          </table:table-cell>
          <table:table-cell table:style-name="ce5" table:formula="of:=IF([.C18]=[.E18];1;0)" office:value-type="float" office:value="1">
            <text:p>1</text:p>
          </table:table-cell>
          <table:table-cell table:style-name="ce7" table:formula="of:=IF([.D18]=[.E18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2"/>
          <table:table-cell office:value-type="string">
            <text:p>ok</text:p>
          </table:table-cell>
          <table:table-cell office:value-type="string">
            <text:p>gd</text:p>
          </table:table-cell>
          <table:table-cell office:value-type="string">
            <text:p>gd06</text:p>
          </table:table-cell>
          <table:table-cell table:style-name="ce7" table:formula="of:=AND([.F18]=1;[.G18]=1;[.H18]=1)" office:value-type="boolean" office:boolean-value="true">
            <text:p>TRUE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<text:s/>leader stopped</text:p>
          </table:table-cell>
          <table:table-cell table:number-columns-repeated="3" office:value-type="string">
            <text:p>st</text:p>
          </table:table-cell>
          <table:table-cell table:style-name="ce3" table:formula="of:=IF([.C19]=[.D19];1;0)" office:value-type="float" office:value="1">
            <text:p>1</text:p>
          </table:table-cell>
          <table:table-cell table:style-name="ce5" table:formula="of:=IF([.C19]=[.E19];1;0)" office:value-type="float" office:value="1">
            <text:p>1</text:p>
          </table:table-cell>
          <table:table-cell table:style-name="ce7" table:formula="of:=IF([.D19]=[.E19];1;0)" office:value-type="float" office:value="1">
            <text:p>1</text:p>
          </table:table-cell>
          <table:table-cell table:formula="of:=MEDIAN([.K19];[.L19];[.M19])" office:value-type="float" office:value="30.24">
            <text:p>30.24</text:p>
          </table:table-cell>
          <table:table-cell table:formula="of:=STDEV([.K19];[.L19];[.M19])" office:value-type="float" office:value="0.194250697124446">
            <text:p>0.19</text:p>
          </table:table-cell>
          <table:table-cell office:value-type="float" office:value="30.24">
            <text:p>30.24</text:p>
          </table:table-cell>
          <table:table-cell office:value-type="float" office:value="29.98">
            <text:p>29.98</text:p>
          </table:table-cell>
          <table:table-cell office:value-type="float" office:value="30.36">
            <text:p>30.36</text:p>
          </table:table-cell>
          <table:table-cell office:value-type="string">
            <text:p>ok</text:p>
          </table:table-cell>
          <table:table-cell office:value-type="string">
            <text:p>st</text:p>
          </table:table-cell>
          <table:table-cell office:value-type="string">
            <text:p>st03</text:p>
          </table:table-cell>
          <table:table-cell table:style-name="ce7" table:formula="of:=AND([.F19]=1;[.G19]=1;[.H19]=1)" office:value-type="boolean" office:boolean-value="true">
            <text:p>TRUE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<text:s/>too far</text:p>
          </table:table-cell>
          <table:table-cell table:number-columns-repeated="3" office:value-type="string">
            <text:p>fr</text:p>
          </table:table-cell>
          <table:table-cell table:style-name="ce3" table:formula="of:=IF([.C20]=[.D20];1;0)" office:value-type="float" office:value="1">
            <text:p>1</text:p>
          </table:table-cell>
          <table:table-cell table:style-name="ce5" table:formula="of:=IF([.C20]=[.E20];1;0)" office:value-type="float" office:value="1">
            <text:p>1</text:p>
          </table:table-cell>
          <table:table-cell table:style-name="ce7" table:formula="of:=IF([.D20]=[.E20];1;0)" office:value-type="float" office:value="1">
            <text:p>1</text:p>
          </table:table-cell>
          <table:table-cell table:formula="of:=MEDIAN([.K20];[.L20];[.M20])" office:value-type="float" office:value="17.55">
            <text:p>17.55</text:p>
          </table:table-cell>
          <table:table-cell table:formula="of:=STDEV([.K20];[.L20];[.M20])" office:value-type="float" office:value="1.9657568516986">
            <text:p>1.97</text:p>
          </table:table-cell>
          <table:table-cell office:value-type="float" office:value="16.16">
            <text:p>16.16</text:p>
          </table:table-cell>
          <table:table-cell/>
          <table:table-cell office:value-type="float" office:value="18.94">
            <text:p>18.94</text:p>
          </table:table-cell>
          <table:table-cell office:value-type="string">
            <text:p>lost track bef rich</text:p>
          </table:table-cell>
          <table:table-cell office:value-type="string">
            <text:p>fr</text:p>
          </table:table-cell>
          <table:table-cell office:value-type="string">
            <text:p>--</text:p>
          </table:table-cell>
          <table:table-cell table:style-name="ce7" table:formula="of:=AND([.F20]=1;[.G20]=1;[.H20]=1)" office:value-type="boolean" office:boolean-value="true">
            <text:p>TRUE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<text:s/>too far (and too fast)</text:p>
          </table:table-cell>
          <table:table-cell table:number-columns-repeated="3" office:value-type="string">
            <text:p>fr</text:p>
          </table:table-cell>
          <table:table-cell table:style-name="ce3" table:formula="of:=IF([.C21]=[.D21];1;0)" office:value-type="float" office:value="1">
            <text:p>1</text:p>
          </table:table-cell>
          <table:table-cell table:style-name="ce5" table:formula="of:=IF([.C21]=[.E21];1;0)" office:value-type="float" office:value="1">
            <text:p>1</text:p>
          </table:table-cell>
          <table:table-cell table:style-name="ce7" table:formula="of:=IF([.D21]=[.E21];1;0)" office:value-type="float" office:value="1">
            <text:p>1</text:p>
          </table:table-cell>
          <table:table-cell table:formula="of:=MEDIAN([.K21];[.L21];[.M21])" office:value-type="float" office:value="14.01">
            <text:p>14.01</text:p>
          </table:table-cell>
          <table:table-cell table:formula="of:=STDEV([.K21];[.L21];[.M21])" office:value-type="float" office:value="0.425088226136645">
            <text:p>0.43</text:p>
          </table:table-cell>
          <table:table-cell office:value-type="float" office:value="13.6">
            <text:p>13.60</text:p>
          </table:table-cell>
          <table:table-cell office:value-type="float" office:value="14.01">
            <text:p>14.01</text:p>
          </table:table-cell>
          <table:table-cell office:value-type="float" office:value="14.45">
            <text:p>14.45</text:p>
          </table:table-cell>
          <table:table-cell office:value-type="string">
            <text:p>ok</text:p>
          </table:table-cell>
          <table:table-cell office:value-type="string">
            <text:p>fr</text:p>
          </table:table-cell>
          <table:table-cell office:value-type="string">
            <text:p>fr04</text:p>
          </table:table-cell>
          <table:table-cell table:style-name="ce7" table:formula="of:=AND([.F21]=1;[.G21]=1;[.H21]=1)" office:value-type="boolean" office:boolean-value="true">
            <text:p>TRUE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9"/>
        </table:table-row>
        <table:table-row table:style-name="ro4">
          <table:table-cell office:value-type="string">
            <text:p>21a</text:p>
          </table:table-cell>
          <table:table-cell office:value-type="string">
            <text:p><text:s/>(66) stops</text:p>
          </table:table-cell>
          <table:table-cell table:number-columns-repeated="3" office:value-type="string">
            <text:p>st</text:p>
          </table:table-cell>
          <table:table-cell table:style-name="ce3" table:formula="of:=IF([.C23]=[.D23];1;0)" office:value-type="float" office:value="1">
            <text:p>1</text:p>
          </table:table-cell>
          <table:table-cell table:style-name="ce5" table:formula="of:=IF([.C23]=[.E23];1;0)" office:value-type="float" office:value="1">
            <text:p>1</text:p>
          </table:table-cell>
          <table:table-cell table:style-name="ce7" table:formula="of:=IF([.D23]=[.E23];1;0)" office:value-type="float" office:value="1">
            <text:p>1</text:p>
          </table:table-cell>
          <table:table-cell table:formula="of:=MEDIAN([.K23];[.L23];[.M23])" office:value-type="float" office:value="9.96">
            <text:p>9.96</text:p>
          </table:table-cell>
          <table:table-cell table:formula="of:=STDEV([.K23];[.L23];[.M23])" office:value-type="float" office:value="0.0799999999999992">
            <text:p>0.08</text:p>
          </table:table-cell>
          <table:table-cell office:value-type="float" office:value="10.04">
            <text:p>10.04</text:p>
          </table:table-cell>
          <table:table-cell office:value-type="float" office:value="9.96">
            <text:p>9.96</text:p>
          </table:table-cell>
          <table:table-cell office:value-type="float" office:value="9.88">
            <text:p>9.88</text:p>
          </table:table-cell>
          <table:table-cell office:value-type="string">
            <text:p>ok</text:p>
          </table:table-cell>
          <table:table-cell office:value-type="string">
            <text:p>st</text:p>
          </table:table-cell>
          <table:table-cell office:value-type="string">
            <text:p>st04</text:p>
          </table:table-cell>
          <table:table-cell table:style-name="ce7" table:formula="of:=AND([.F23]=1;[.G23]=1;[.H23]=1)" office:value-type="boolean" office:boolean-value="true">
            <text:p>TRUE</text:p>
          </table:table-cell>
        </table:table-row>
        <table:table-row table:style-name="ro4">
          <table:table-cell office:value-type="string">
            <text:p>21b</text:p>
          </table:table-cell>
          <table:table-cell office:value-type="string">
            <text:p><text:s/>(19) moves aside </text:p>
          </table:table-cell>
          <table:table-cell table:number-columns-repeated="3" office:value-type="string">
            <text:p>as</text:p>
          </table:table-cell>
          <table:table-cell table:style-name="ce3" table:formula="of:=IF([.C24]=[.D24];1;0)" office:value-type="float" office:value="1">
            <text:p>1</text:p>
          </table:table-cell>
          <table:table-cell table:style-name="ce5" table:formula="of:=IF([.C24]=[.E24];1;0)" office:value-type="float" office:value="1">
            <text:p>1</text:p>
          </table:table-cell>
          <table:table-cell table:style-name="ce7" table:formula="of:=IF([.D24]=[.E24];1;0)" office:value-type="float" office:value="1">
            <text:p>1</text:p>
          </table:table-cell>
          <table:table-cell table:formula="of:=MEDIAN([.K24];[.L24];[.M24])" office:value-type="float" office:value="6.64">
            <text:p>6.64</text:p>
          </table:table-cell>
          <table:table-cell table:formula="of:=STDEV([.K24];[.L24];[.M24])" office:value-type="float" office:value="0.185022521151706">
            <text:p>0.19</text:p>
          </table:table-cell>
          <table:table-cell office:value-type="float" office:value="6.46">
            <text:p>6.46</text:p>
          </table:table-cell>
          <table:table-cell office:value-type="float" office:value="6.64">
            <text:p>6.64</text:p>
          </table:table-cell>
          <table:table-cell office:value-type="float" office:value="6.83">
            <text:p>6.83</text:p>
          </table:table-cell>
          <table:table-cell office:value-type="string">
            <text:p>ok</text:p>
          </table:table-cell>
          <table:table-cell office:value-type="string">
            <text:p>as</text:p>
          </table:table-cell>
          <table:table-cell office:value-type="string">
            <text:p>as04</text:p>
          </table:table-cell>
          <table:table-cell table:style-name="ce7" table:formula="of:=AND([.F24]=1;[.G24]=1;[.H24]=1)" office:value-type="boolean" office:boolean-value="true">
            <text:p>TRUE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<text:s/>many leaders, too far 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25]=[.D25];1;0)" office:value-type="float" office:value="1">
            <text:p>1</text:p>
          </table:table-cell>
          <table:table-cell table:style-name="ce5" table:formula="of:=IF([.C25]=[.E25];1;0)" office:value-type="float" office:value="1">
            <text:p>1</text:p>
          </table:table-cell>
          <table:table-cell table:style-name="ce7" table:formula="of:=IF([.D25]=[.E25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2"/>
          <table:table-cell office:value-type="string">
            <text:p>tag outside no trans zone</text:p>
          </table:table-cell>
          <table:table-cell office:value-type="string">
            <text:p>gd</text:p>
          </table:table-cell>
          <table:table-cell office:value-type="string">
            <text:p>gd07</text:p>
          </table:table-cell>
          <table:table-cell table:style-name="ce7" table:formula="of:=AND([.F25]=1;[.G25]=1;[.H25]=1)" office:value-type="boolean" office:boolean-value="true">
            <text:p>TRUE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<text:s/>leader stops</text:p>
          </table:table-cell>
          <table:table-cell table:number-columns-repeated="3" office:value-type="string">
            <text:p>st</text:p>
          </table:table-cell>
          <table:table-cell table:style-name="ce3" table:formula="of:=IF([.C26]=[.D26];1;0)" office:value-type="float" office:value="1">
            <text:p>1</text:p>
          </table:table-cell>
          <table:table-cell table:style-name="ce5" table:formula="of:=IF([.C26]=[.E26];1;0)" office:value-type="float" office:value="1">
            <text:p>1</text:p>
          </table:table-cell>
          <table:table-cell table:style-name="ce7" table:formula="of:=IF([.D26]=[.E26];1;0)" office:value-type="float" office:value="1">
            <text:p>1</text:p>
          </table:table-cell>
          <table:table-cell table:formula="of:=MEDIAN([.K26];[.L26];[.M26])" office:value-type="float" office:value="18.61">
            <text:p>18.61</text:p>
          </table:table-cell>
          <table:table-cell table:formula="of:=STDEV([.K26];[.L26];[.M26])" office:value-type="float" office:value="0.155241746962601">
            <text:p>0.16</text:p>
          </table:table-cell>
          <table:table-cell office:value-type="float" office:value="18.78">
            <text:p>18.78</text:p>
          </table:table-cell>
          <table:table-cell office:value-type="float" office:value="18.47">
            <text:p>18.47</text:p>
          </table:table-cell>
          <table:table-cell office:value-type="float" office:value="18.61">
            <text:p>18.61</text:p>
          </table:table-cell>
          <table:table-cell office:value-type="string">
            <text:p>ok</text:p>
          </table:table-cell>
          <table:table-cell office:value-type="string">
            <text:p>st</text:p>
          </table:table-cell>
          <table:table-cell office:value-type="string">
            <text:p>st05</text:p>
          </table:table-cell>
          <table:table-cell table:style-name="ce7" table:formula="of:=AND([.F26]=1;[.G26]=1;[.H26]=1)" office:value-type="boolean" office:boolean-value="true">
            <text:p>TRUE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<text:s/>moves aside</text:p>
          </table:table-cell>
          <table:table-cell office:value-type="string">
            <text:p>as</text:p>
          </table:table-cell>
          <table:table-cell office:value-type="string">
            <text:p>st??other</text:p>
          </table:table-cell>
          <table:table-cell office:value-type="string">
            <text:p>as</text:p>
          </table:table-cell>
          <table:table-cell table:style-name="ce3" table:formula="of:=IF([.C27]=[.D27];1;0)" office:value-type="float" office:value="0">
            <text:p>0</text:p>
          </table:table-cell>
          <table:table-cell table:style-name="ce5" table:formula="of:=IF([.C27]=[.E27];1;0)" office:value-type="float" office:value="1">
            <text:p>1</text:p>
          </table:table-cell>
          <table:table-cell table:style-name="ce7" table:formula="of:=IF([.D27]=[.E27];1;0)" office:value-type="float" office:value="0">
            <text:p>0</text:p>
          </table:table-cell>
          <table:table-cell table:formula="of:=MEDIAN([.K27];[.L27];[.M27])" office:value-type="float" office:value="18.91">
            <text:p>18.91</text:p>
          </table:table-cell>
          <table:table-cell table:formula="of:=STDEV([.K27];[.L27];[.M27])" office:value-type="float" office:value="1.0432641084596">
            <text:p>1.04</text:p>
          </table:table-cell>
          <table:table-cell office:value-type="float" office:value="18.49">
            <text:p>18.49</text:p>
          </table:table-cell>
          <table:table-cell office:value-type="float" office:value="20.47">
            <text:p>20.47</text:p>
          </table:table-cell>
          <table:table-cell office:value-type="float" office:value="18.91">
            <text:p>18.91</text:p>
          </table:table-cell>
          <table:table-cell office:value-type="string">
            <text:p>playful guy</text:p>
          </table:table-cell>
          <table:table-cell office:value-type="string">
            <text:p>as</text:p>
          </table:table-cell>
          <table:table-cell office:value-type="string">
            <text:p>as05</text:p>
          </table:table-cell>
          <table:table-cell table:style-name="ce7" table:formula="of:=AND([.F27]=1;[.G27]=1;[.H27]=1)" office:value-type="boolean" office:boolean-value="false">
            <text:p>FALSE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<text:s/>stops (kicking guy in the end)</text:p>
          </table:table-cell>
          <table:table-cell table:number-columns-repeated="3" office:value-type="string">
            <text:p>st</text:p>
          </table:table-cell>
          <table:table-cell table:style-name="ce3" table:formula="of:=IF([.C28]=[.D28];1;0)" office:value-type="float" office:value="1">
            <text:p>1</text:p>
          </table:table-cell>
          <table:table-cell table:style-name="ce5" table:formula="of:=IF([.C28]=[.E28];1;0)" office:value-type="float" office:value="1">
            <text:p>1</text:p>
          </table:table-cell>
          <table:table-cell table:style-name="ce7" table:formula="of:=IF([.D28]=[.E28];1;0)" office:value-type="float" office:value="1">
            <text:p>1</text:p>
          </table:table-cell>
          <table:table-cell table:formula="of:=MEDIAN([.K28];[.L28];[.M28])" office:value-type="float" office:value="10.76">
            <text:p>10.76</text:p>
          </table:table-cell>
          <table:table-cell table:formula="of:=STDEV([.K28];[.L28];[.M28])" office:value-type="float" office:value="0.196553639837407">
            <text:p>0.20</text:p>
          </table:table-cell>
          <table:table-cell office:value-type="float" office:value="11.09">
            <text:p>11.09</text:p>
          </table:table-cell>
          <table:table-cell office:value-type="float" office:value="10.74">
            <text:p>10.74</text:p>
          </table:table-cell>
          <table:table-cell office:value-type="float" office:value="10.76">
            <text:p>10.76</text:p>
          </table:table-cell>
          <table:table-cell office:value-type="string">
            <text:p>ok</text:p>
          </table:table-cell>
          <table:table-cell office:value-type="string">
            <text:p>st</text:p>
          </table:table-cell>
          <table:table-cell office:value-type="string">
            <text:p>st06</text:p>
          </table:table-cell>
          <table:table-cell table:style-name="ce7" table:formula="of:=AND([.F28]=1;[.G28]=1;[.H28]=1)" office:value-type="boolean" office:boolean-value="true">
            <text:p>TRUE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<text:s/>too far/fast</text:p>
          </table:table-cell>
          <table:table-cell table:number-columns-repeated="3" office:value-type="string">
            <text:p>fr</text:p>
          </table:table-cell>
          <table:table-cell table:style-name="ce3" table:formula="of:=IF([.C29]=[.D29];1;0)" office:value-type="float" office:value="1">
            <text:p>1</text:p>
          </table:table-cell>
          <table:table-cell table:style-name="ce5" table:formula="of:=IF([.C29]=[.E29];1;0)" office:value-type="float" office:value="1">
            <text:p>1</text:p>
          </table:table-cell>
          <table:table-cell table:style-name="ce7" table:formula="of:=IF([.D29]=[.E29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2"/>
          <table:table-cell office:value-type="string">
            <text:p>good: lost track before other tags (pro:11.99)</text:p>
          </table:table-cell>
          <table:table-cell office:value-type="string">
            <text:p>gd</text:p>
          </table:table-cell>
          <table:table-cell office:value-type="string">
            <text:p>gd08</text:p>
          </table:table-cell>
          <table:table-cell table:style-name="ce7" table:formula="of:=AND([.F29]=1;[.G29]=1;[.H29]=1)" office:value-type="boolean" office:boolean-value="true">
            <text:p>TRUE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<text:s/>ignore first ones, later the leader moves aside and stops</text:p>
          </table:table-cell>
          <table:table-cell office:value-type="string">
            <text:p>as</text:p>
          </table:table-cell>
          <table:table-cell table:number-columns-repeated="2" office:value-type="string">
            <text:p>st</text:p>
          </table:table-cell>
          <table:table-cell table:style-name="ce3" table:formula="of:=IF([.C30]=[.D30];1;0)" office:value-type="float" office:value="0">
            <text:p>0</text:p>
          </table:table-cell>
          <table:table-cell table:style-name="ce5" table:formula="of:=IF([.C30]=[.E30];1;0)" office:value-type="float" office:value="0">
            <text:p>0</text:p>
          </table:table-cell>
          <table:table-cell table:style-name="ce7" table:formula="of:=IF([.D30]=[.E30];1;0)" office:value-type="float" office:value="1">
            <text:p>1</text:p>
          </table:table-cell>
          <table:table-cell table:formula="of:=MEDIAN([.K30];[.L30];[.M30])" office:value-type="float" office:value="14.64">
            <text:p>14.64</text:p>
          </table:table-cell>
          <table:table-cell table:formula="of:=STDEV([.K30];[.L30];[.M30])" office:value-type="float" office:value="0.730091318489224">
            <text:p>0.73</text:p>
          </table:table-cell>
          <table:table-cell office:value-type="float" office:value="13.93">
            <text:p>13.93</text:p>
          </table:table-cell>
          <table:table-cell office:value-type="float" office:value="15.39">
            <text:p>15.39</text:p>
          </table:table-cell>
          <table:table-cell office:value-type="float" office:value="14.64">
            <text:p>14.64</text:p>
          </table:table-cell>
          <table:table-cell office:value-type="string">
            <text:p>pro out</text:p>
          </table:table-cell>
          <table:table-cell office:value-type="string">
            <text:p>st</text:p>
          </table:table-cell>
          <table:table-cell office:value-type="string">
            <text:p>st07</text:p>
          </table:table-cell>
          <table:table-cell table:style-name="ce7" table:formula="of:=AND([.F30]=1;[.G30]=1;[.H30]=1)" office:value-type="boolean" office:boolean-value="false">
            <text:p>FALSE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<text:s/>groups splits, a guy stops</text:p>
          </table:table-cell>
          <table:table-cell table:number-columns-repeated="2" office:value-type="string">
            <text:p>st</text:p>
          </table:table-cell>
          <table:table-cell office:value-type="string">
            <text:p>as</text:p>
          </table:table-cell>
          <table:table-cell table:style-name="ce3" table:formula="of:=IF([.C31]=[.D31];1;0)" office:value-type="float" office:value="1">
            <text:p>1</text:p>
          </table:table-cell>
          <table:table-cell table:style-name="ce5" table:formula="of:=IF([.C31]=[.E31];1;0)" office:value-type="float" office:value="0">
            <text:p>0</text:p>
          </table:table-cell>
          <table:table-cell table:style-name="ce7" table:formula="of:=IF([.D31]=[.E31];1;0)" office:value-type="float" office:value="0">
            <text:p>0</text:p>
          </table:table-cell>
          <table:table-cell table:formula="of:=MEDIAN([.K31];[.L31];[.M31])" office:value-type="float" office:value="11.92">
            <text:p>11.92</text:p>
          </table:table-cell>
          <table:table-cell table:formula="of:=STDEV([.K31];[.L31];[.M31])" office:value-type="float" office:value="0">
            <text:p>0.00</text:p>
          </table:table-cell>
          <table:table-cell table:number-columns-repeated="2" office:value-type="float" office:value="11.92">
            <text:p>11.92</text:p>
          </table:table-cell>
          <table:table-cell/>
          <table:table-cell office:value-type="string">
            <text:p>jor out</text:p>
          </table:table-cell>
          <table:table-cell office:value-type="string">
            <text:p>st</text:p>
          </table:table-cell>
          <table:table-cell office:value-type="string">
            <text:p>st08</text:p>
          </table:table-cell>
          <table:table-cell table:style-name="ce7" table:formula="of:=AND([.F31]=1;[.G31]=1;[.H31]=1)" office:value-type="boolean" office:boolean-value="false">
            <text:p>FALSE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9"/>
        </table:table-row>
        <table:table-row table:style-name="ro4">
          <table:table-cell office:value-type="string">
            <text:p>31a</text:p>
          </table:table-cell>
          <table:table-cell office:value-type="string">
            <text:p>234, good leaders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33]=[.D33];1;0)" office:value-type="float" office:value="1">
            <text:p>1</text:p>
          </table:table-cell>
          <table:table-cell table:style-name="ce5" table:formula="of:=IF([.C33]=[.E33];1;0)" office:value-type="float" office:value="1">
            <text:p>1</text:p>
          </table:table-cell>
          <table:table-cell table:style-name="ce7" table:formula="of:=IF([.D33]=[.E33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3"/>
          <table:table-cell office:value-type="string">
            <text:p>gd</text:p>
          </table:table-cell>
          <table:table-cell office:value-type="string">
            <text:p>gd09</text:p>
          </table:table-cell>
          <table:table-cell table:style-name="ce7" table:formula="of:=AND([.F33]=1;[.G33]=1;[.H33]=1)" office:value-type="boolean" office:boolean-value="true">
            <text:p>TRUE</text:p>
          </table:table-cell>
        </table:table-row>
        <table:table-row table:style-name="ro4">
          <table:table-cell office:value-type="string">
            <text:p>31b</text:p>
          </table:table-cell>
          <table:table-cell office:value-type="string">
            <text:p>448, good leaders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34]=[.D34];1;0)" office:value-type="float" office:value="1">
            <text:p>1</text:p>
          </table:table-cell>
          <table:table-cell table:style-name="ce5" table:formula="of:=IF([.C34]=[.E34];1;0)" office:value-type="float" office:value="1">
            <text:p>1</text:p>
          </table:table-cell>
          <table:table-cell table:style-name="ce7" table:formula="of:=IF([.D34]=[.E34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3"/>
          <table:table-cell office:value-type="string">
            <text:p>gd</text:p>
          </table:table-cell>
          <table:table-cell office:value-type="string">
            <text:p>gd10</text:p>
          </table:table-cell>
          <table:table-cell table:style-name="ce7" table:formula="of:=AND([.F34]=1;[.G34]=1;[.H34]=1)" office:value-type="boolean" office:boolean-value="true">
            <text:p>TRUE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54, <text:s/>very good example of good leaders. a large group, maintains formation and do not change behav.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office:value-type="string">
            <text:p>gd</text:p>
          </table:table-cell>
          <table:table-cell table:style-name="ce3" table:formula="of:=IF([.C35]=[.D35];1;0)" office:value-type="float" office:value="1">
            <text:p>1</text:p>
          </table:table-cell>
          <table:table-cell table:style-name="ce5" table:formula="of:=IF([.C35]=[.E35];1;0)" office:value-type="float" office:value="1">
            <text:p>1</text:p>
          </table:table-cell>
          <table:table-cell table:style-name="ce7" table:formula="of:=IF([.D35]=[.E35];1;0)" office:value-type="float" office:value="1">
            <text:p>1</text:p>
          </table:table-cell>
          <table:table-cell table:number-columns-repeated="2"/>
          <table:table-cell office:value-type="string">
            <text:p>----------------------------</text:p>
          </table:table-cell>
          <table:table-cell table:number-columns-repeated="3"/>
          <table:table-cell office:value-type="string">
            <text:p>gd</text:p>
          </table:table-cell>
          <table:table-cell office:value-type="string">
            <text:p>gd11</text:p>
          </table:table-cell>
          <table:table-cell table:style-name="ce7" table:formula="of:=AND([.F35]=1;[.G35]=1;[.H35]=1)" office:value-type="boolean" office:boolean-value="true">
            <text:p>TRUE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<text:s/>move fast, gets far (visibly annoyed, moves sideways, when notice robot is still there, moves faster)</text:p>
          </table:table-cell>
          <table:table-cell office:value-type="string">
            <text:p>as</text:p>
          </table:table-cell>
          <table:table-cell table:number-columns-repeated="2" office:value-type="string">
            <text:p>fr</text:p>
          </table:table-cell>
          <table:table-cell table:style-name="ce3" table:formula="of:=IF([.C36]=[.D36];1;0)" office:value-type="float" office:value="0">
            <text:p>0</text:p>
          </table:table-cell>
          <table:table-cell table:style-name="ce5" table:formula="of:=IF([.C36]=[.E36];1;0)" office:value-type="float" office:value="0">
            <text:p>0</text:p>
          </table:table-cell>
          <table:table-cell table:style-name="ce7" table:formula="of:=IF([.D36]=[.E36];1;0)" office:value-type="float" office:value="1">
            <text:p>1</text:p>
          </table:table-cell>
          <table:table-cell table:formula="of:=MEDIAN([.K36];[.L36];[.M36])" office:value-type="float" office:value="14.665">
            <text:p>14.67</text:p>
          </table:table-cell>
          <table:table-cell table:formula="of:=STDEV([.K36];[.L36];[.M36])" office:value-type="float" office:value="0.855599205235722">
            <text:p>0.86</text:p>
          </table:table-cell>
          <table:table-cell table:style-name="Default"/>
          <table:table-cell office:value-type="float" office:value="14.06">
            <text:p>14.06</text:p>
          </table:table-cell>
          <table:table-cell office:value-type="float" office:value="15.27">
            <text:p>15.27</text:p>
          </table:table-cell>
          <table:table-cell office:value-type="string">
            <text:p>pro out: my tag for one reason (10.96), rich and j for other</text:p>
          </table:table-cell>
          <table:table-cell office:value-type="string">
            <text:p>fr</text:p>
          </table:table-cell>
          <table:table-cell office:value-type="string">
            <text:p>fr05</text:p>
          </table:table-cell>
          <table:table-cell table:style-name="ce7" table:formula="of:=AND([.F36]=1;[.G36]=1;[.H36]=1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2">
          <table:table-cell office:value-type="string">
            <text:p>interviews</text:p>
          </table:table-cell>
          <table:table-cell/>
          <table:table-cell table:style-name="Default" table:number-columns-repeated="6"/>
          <table:table-cell table:number-columns-repeated="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41, <text:s/>group splits and members stop</text:p>
          </table:table-cell>
          <table:table-cell table:number-columns-repeated="3" office:value-type="string">
            <text:p>st</text:p>
          </table:table-cell>
          <table:table-cell table:style-name="ce3" table:formula="of:=IF([.C39]=[.D39];1;0)" office:value-type="float" office:value="1">
            <text:p>1</text:p>
          </table:table-cell>
          <table:table-cell table:style-name="ce5" table:formula="of:=IF([.C39]=[.E39];1;0)" office:value-type="float" office:value="1">
            <text:p>1</text:p>
          </table:table-cell>
          <table:table-cell table:style-name="ce7" table:formula="of:=IF([.D39]=[.E39];1;0)" office:value-type="float" office:value="1">
            <text:p>1</text:p>
          </table:table-cell>
          <table:table-cell table:formula="of:=MEDIAN([.K39];[.L39];[.M39])" office:value-type="float" office:value="15.6">
            <text:p>15.60</text:p>
          </table:table-cell>
          <table:table-cell table:formula="of:=STDEV([.K39];[.L39];[.M39])" office:value-type="float" office:value="0.934077084613471">
            <text:p>0.93</text:p>
          </table:table-cell>
          <table:table-cell office:value-type="float" office:value="14.45">
            <text:p>14.45</text:p>
          </table:table-cell>
          <table:table-cell office:value-type="float" office:value="15.6">
            <text:p>15.60</text:p>
          </table:table-cell>
          <table:table-cell office:value-type="float" office:value="16.3">
            <text:p>16.30</text:p>
          </table:table-cell>
          <table:table-cell office:value-type="string">
            <text:p>ok</text:p>
          </table:table-cell>
          <table:table-cell office:value-type="string">
            <text:p>st</text:p>
          </table:table-cell>
          <table:table-cell office:value-type="string">
            <text:p>st09</text:p>
          </table:table-cell>
          <table:table-cell table:style-name="ce7" table:formula="of:=AND([.F39]=1;[.G39]=1;[.H39]=1)" office:value-type="boolean" office:boolean-value="true">
            <text:p>TRUE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Stops 15, 41</text:p>
          </table:table-cell>
          <table:table-cell table:number-columns-repeated="3" office:value-type="string">
            <text:p>st</text:p>
          </table:table-cell>
          <table:table-cell table:style-name="ce3" table:formula="of:=IF([.C40]=[.D40];1;0)" office:value-type="float" office:value="1">
            <text:p>1</text:p>
          </table:table-cell>
          <table:table-cell table:style-name="ce5" table:formula="of:=IF([.C40]=[.E40];1;0)" office:value-type="float" office:value="1">
            <text:p>1</text:p>
          </table:table-cell>
          <table:table-cell table:style-name="ce7" table:formula="of:=IF([.D40]=[.E40];1;0)" office:value-type="float" office:value="1">
            <text:p>1</text:p>
          </table:table-cell>
          <table:table-cell table:formula="of:=MEDIAN([.K40];[.L40];[.M40])" office:value-type="float" office:value="18.49">
            <text:p>18.49</text:p>
          </table:table-cell>
          <table:table-cell table:formula="of:=STDEV([.K40];[.L40];[.M40])" office:value-type="float" office:value="2.82500147492587">
            <text:p>2.83</text:p>
          </table:table-cell>
          <table:table-cell office:value-type="float" office:value="18.49">
            <text:p>18.49</text:p>
          </table:table-cell>
          <table:table-cell office:value-type="float" office:value="21.31">
            <text:p>21.31</text:p>
          </table:table-cell>
          <table:table-cell office:value-type="float" office:value="15.66">
            <text:p>15.66</text:p>
          </table:table-cell>
          <table:table-cell office:value-type="string">
            <text:p>not ok, too big stdv</text:p>
          </table:table-cell>
          <table:table-cell office:value-type="string">
            <text:p>st</text:p>
          </table:table-cell>
          <table:table-cell office:value-type="string">
            <text:p>--</text:p>
          </table:table-cell>
          <table:table-cell table:style-name="ce7" table:formula="of:=AND([.F40]=1;[.G40]=1;[.H40]=1)" office:value-type="boolean" office:boolean-value="true">
            <text:p>TRU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moves aside <text:s/></text:p>
          </table:table-cell>
          <table:table-cell table:number-columns-repeated="3" office:value-type="string">
            <text:p>as</text:p>
          </table:table-cell>
          <table:table-cell table:style-name="ce3" table:formula="of:=IF([.C41]=[.D41];1;0)" office:value-type="float" office:value="1">
            <text:p>1</text:p>
          </table:table-cell>
          <table:table-cell table:style-name="ce5" table:formula="of:=IF([.C41]=[.E41];1;0)" office:value-type="float" office:value="1">
            <text:p>1</text:p>
          </table:table-cell>
          <table:table-cell table:style-name="ce7" table:formula="of:=IF([.D41]=[.E41];1;0)" office:value-type="float" office:value="1">
            <text:p>1</text:p>
          </table:table-cell>
          <table:table-cell table:formula="of:=MEDIAN([.K41];[.L41];[.M41])" office:value-type="float" office:value="18.96">
            <text:p>18.96</text:p>
          </table:table-cell>
          <table:table-cell table:formula="of:=STDEV([.K41];[.L41];[.M41])" office:value-type="float" office:value="0.200083315979453">
            <text:p>0.20</text:p>
          </table:table-cell>
          <table:table-cell office:value-type="float" office:value="18.77">
            <text:p>18.77</text:p>
          </table:table-cell>
          <table:table-cell office:value-type="float" office:value="19.17">
            <text:p>19.17</text:p>
          </table:table-cell>
          <table:table-cell office:value-type="float" office:value="18.96">
            <text:p>18.96</text:p>
          </table:table-cell>
          <table:table-cell office:value-type="string">
            <text:p>ok</text:p>
          </table:table-cell>
          <table:table-cell office:value-type="string">
            <text:p>as</text:p>
          </table:table-cell>
          <table:table-cell office:value-type="string">
            <text:p>as06</text:p>
          </table:table-cell>
          <table:table-cell table:style-name="ce7" table:formula="of:=AND([.F41]=1;[.G41]=1;[.H41]=1)" office:value-type="boolean" office:boolean-value="true">
            <text:p>TRUE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moves aside</text:p>
          </table:table-cell>
          <table:table-cell table:number-columns-repeated="3" office:value-type="string">
            <text:p>as</text:p>
          </table:table-cell>
          <table:table-cell table:style-name="ce3" table:formula="of:=IF([.C42]=[.D42];1;0)" office:value-type="float" office:value="1">
            <text:p>1</text:p>
          </table:table-cell>
          <table:table-cell table:style-name="ce5" table:formula="of:=IF([.C42]=[.E42];1;0)" office:value-type="float" office:value="1">
            <text:p>1</text:p>
          </table:table-cell>
          <table:table-cell table:style-name="ce7" table:formula="of:=IF([.D42]=[.E42];1;0)" office:value-type="float" office:value="1">
            <text:p>1</text:p>
          </table:table-cell>
          <table:table-cell table:formula="of:=MEDIAN([.K42];[.L42];[.M42])" office:value-type="float" office:value="12.28">
            <text:p>12.28</text:p>
          </table:table-cell>
          <table:table-cell table:formula="of:=STDEV([.K42];[.L42];[.M42])" office:value-type="float" office:value="0.397156560229506">
            <text:p>0.40</text:p>
          </table:table-cell>
          <table:table-cell office:value-type="float" office:value="11.66">
            <text:p>11.66</text:p>
          </table:table-cell>
          <table:table-cell office:value-type="float" office:value="12.4">
            <text:p>12.40</text:p>
          </table:table-cell>
          <table:table-cell office:value-type="float" office:value="12.28">
            <text:p>12.28</text:p>
          </table:table-cell>
          <table:table-cell office:value-type="string">
            <text:p>ok</text:p>
          </table:table-cell>
          <table:table-cell office:value-type="string">
            <text:p>as</text:p>
          </table:table-cell>
          <table:table-cell office:value-type="string">
            <text:p>as07</text:p>
          </table:table-cell>
          <table:table-cell table:style-name="ce7" table:formula="of:=AND([.F42]=1;[.G42]=1;[.H42]=1)" office:value-type="boolean" office:boolean-value="true">
            <text:p>TRUE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9"/>
          <table:table-cell table:formula="of:=18.49-2.83" office:value-type="float" office:value="15.66">
            <text:p>15.66</text:p>
          </table:table-cell>
          <table:table-cell table:number-columns-repeated="7"/>
        </table:table-row>
        <table:table-row table:style-name="ro2">
          <table:table-cell table:number-columns-repeated="9"/>
          <table:table-cell table:formula="of:=18.49+2.83" office:value-type="float" office:value="21.32">
            <text:p>21.32</text:p>
          </table:table-cell>
          <table:table-cell table:number-columns-repeated="7"/>
        </table:table-row>
        <table:table-row table:style-name="ro2">
          <table:table-cell table:number-columns-repeated="9"/>
          <table:table-cell table:formula="of:=12.28+0.4" office:value-type="float" office:value="12.68">
            <text:p>12.68</text:p>
          </table:table-cell>
          <table:table-cell table:number-columns-repeated="7"/>
        </table:table-row>
        <table:table-row table:style-name="ro2" table:number-rows-repeated="104852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808080"/>
    </style:style>
    <style:style style:name="Untitled5" style:family="table-cell" style:parent-style-name="Default">
      <style:table-cell-properties fo:background-color="#808080"/>
    </style:style>
    <style:style style:name="Untitled6" style:family="table-cell" style:parent-style-name="Default">
      <style:table-cell-properties fo:background-color="#0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008000"/>
    </style:style>
    <style:style style:name="Untitled9" style:family="table-cell" style:parent-style-name="Default">
      <style:table-cell-properties fo:background-color="#dc2300"/>
    </style:style>
  </office:styles>
  <office:automatic-styles>
    <style:page-layout style:name="Mpm1">
      <style:page-layout-properties fo:page-width="11.6929in" fo:page-height="8.2681in" style:num-format="1" style:print-orientation="landscape" fo:margin-left="0.7098in" fo:margin-right="0.787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meteu </meta:initial-creator>
    <meta:creation-date>2013-05-24T14:58:10</meta:creation-date>
    <dc:date>2013-11-19T20:29:20</dc:date>
    <dc:creator>prometeu </dc:creator>
    <meta:editing-duration>P4DT9H23M13S</meta:editing-duration>
    <meta:editing-cycles>34</meta:editing-cycles>
    <meta:generator>LibreOffice/3.5$Linux_X86_64 LibreOffice_project/350m1$Build-2</meta:generator>
    <meta:document-statistic meta:table-count="3" meta:cell-count="559" meta:object-count="0"/>
  </office:meta>
</office:document-meta>
</file>